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ahoma"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525f" officeooo:paragraph-rsid="0001525f"/>
    </style:style>
    <style:style style:name="P2" style:family="paragraph" style:parent-style-name="Standard">
      <style:text-properties officeooo:rsid="000335f8" officeooo:paragraph-rsid="000335f8"/>
    </style:style>
    <style:style style:name="P3" style:family="paragraph" style:parent-style-name="Standard">
      <style:text-properties officeooo:rsid="000500ef" officeooo:paragraph-rsid="000500ef"/>
    </style:style>
    <style:style style:name="P4" style:family="paragraph" style:parent-style-name="Standard">
      <style:text-properties officeooo:rsid="000677e6" officeooo:paragraph-rsid="000677e6"/>
    </style:style>
    <style:style style:name="P5" style:family="paragraph" style:parent-style-name="Standard">
      <style:text-properties style:font-name="Tahoma" officeooo:rsid="000335f8" officeooo:paragraph-rsid="0001525f"/>
    </style:style>
    <style:style style:name="P6" style:family="paragraph" style:parent-style-name="Standard">
      <style:text-properties style:font-name="Tahoma" fo:font-weight="bold" officeooo:rsid="000335f8" officeooo:paragraph-rsid="0001525f" style:font-weight-asian="bold" style:font-weight-complex="bold"/>
    </style:style>
    <style:style style:name="T1" style:family="text">
      <style:text-properties officeooo:rsid="000335f8"/>
    </style:style>
    <style:style style:name="T2" style:family="text">
      <style:text-properties officeooo:rsid="000500ef"/>
    </style:style>
    <style:style style:name="T3" style:family="text">
      <style:text-properties officeooo:rsid="000677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istema de inventario</text:p>
      <text:p text:style-name="P6"/>
      <text:p text:style-name="P6">Situación actual</text:p>
      <text:p text:style-name="P5">La empresa se encuentra en crecimiento contando actualmente con 2 sucursales en distintos departamentos del país, cada tienda tiene a sus respectivos empleados los cuales realizan ventas diariamente, estas ventas no son ingresadas en algún sistema por lo cual el inventario no se actualiza a si mismo, en lugar de ello es necesario notificar al propietario para que este sume o reste las cantidades en un excel, así mismo debe generar un comprobante dentro del mismo documento excel como comprobante de la venta, el inventario esta compuesto por al rededor de 3000 productos, algunos de ellos se encuentran repetidos, así mismo cada producto guarda un espacio individual para cada tienda, es decir, un producto tiene una cantidad en una tienda, y otra en la segunda, esto hace que no tengan relación como producto único y no deban ser trabajados por aparte.</text:p>
      <text:p text:style-name="P5"/>
      <text:p text:style-name="P5">Las busquedas en inventario son realizadas por descripción del producto y de forma limitada ya que varios productos pueden tener un nombre similar y es necesario verificar su código en ultima instancia para verificar que sea el solicitado.</text:p>
      <text:p text:style-name="P5"/>
      <text:p text:style-name="P6">Detalles adicionales</text:p>
      <text:p text:style-name="P5">- Generar cotizaciones (con ligo de la empresa y todo lo pertinente con posibilidad de imprimir)</text:p>
      <text:p text:style-name="P5">- Comprobantes de entregas de producto (impreso)</text:p>
      <text:p text:style-name="P5">- Reportes de productos mas vendidos</text:p>
      <text:p text:style-name="P5">- Generar reportes global y por tienda</text:p>
      <text:p text:style-name="P5">- Se factura a mano</text:p>
      <text:p text:style-name="P5">- El producto se vende escaneando código de barra</text:p>
      <text:p text:style-name="P5">- Los empleados no son muy hábiles con la tecnología</text:p>
      <text:p text:style-name="P5">- Poder realizar devoluciones</text:p>
      <text:p text:style-name="P5">- Poder realizar busquedas sin necesidad de ser precisos con el código de producto</text:p>
      <text:p text:style-name="P5">- Generar alertas cuando un producto este a punto de acabarse</text:p>
      <text:p text:style-name="P5">- Poder saber en donde esta cada producto (en que tienda y preferiblemente por colores)</text:p>
      <text:p text:style-name="P5"/>
      <text:p text:style-name="P6">Resumen</text:p>
      <text:p text:style-name="P5">La empresa poseen un crecimiento continuo y un sistema de control de inventarios es cada vez mas necesario ya que la cantidad de productos crece constantemente y ya no es factible estar actualizando toda su información por medio de un documento tipo excel.</text:p>
      <text:p text:style-name="P5"/>
      <text:p text:style-name="P6">Solución</text:p>
      <text:p text:style-name="P5">Debido a que esta es una empresa la cual necesita una solución que pueda aplicar en sus 2 tiendas se decidió crear una aplicación web en la cual pueda agregar sucursales y empleados, cada sucursal tendrá definidos a sus propios empleados los cuales estarán a cargo de las tareas cotidianas, la aplicación debe contar con la capacidad de importar y exportar datos en excel, generar reportes, <text:soft-page-break/>manejar seguridad (si un usuario no realiza una acción en 20 minutos finalizara su sesion), manejar permisos por usuario (admin, ventas, inventario), crear cotizaciones y comprobantes de ventas.</text:p>
      <text:p text:style-name="P5"/>
      <text:p text:style-name="P5">La aplicación constara de 2 partes, un back-end y un front-end, el back-end sera construido con php como lenguaje de servidor y mysql como base de datos, el front-end sera construido con React por su gran rendimiento y actualización en tiempo re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ahoma"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7T12:27:18.536700671</meta:creation-date>
    <dc:date>2019-01-27T13:14:55.932789799</dc:date>
    <meta:editing-duration>PT5M15S</meta:editing-duration>
    <meta:editing-cycles>3</meta:editing-cycles>
    <meta:generator>LibreOffice/6.0.7.3$Linux_X86_64 LibreOffice_project/00m0$Build-3</meta:generator>
    <meta:document-statistic meta:table-count="0" meta:image-count="0" meta:object-count="0" meta:page-count="2" meta:paragraph-count="21" meta:word-count="471" meta:character-count="2854" meta:non-whitespace-character-count="2404"/>
  </office:meta>
</office:document-meta>
</file>